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20%" style:writing-mode="lr-tb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8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9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</style:style>
    <style:style style:name="P11" style:family="paragraph" style:parent-style-name="Text_20_body" style:list-style-name="L4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0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1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fo:line-height="120%" style:writing-mode="lr-tb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1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1155cc" style:text-line-through-styl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f2de8de-442f-8c6a-048f-1ba4c80e8b90"/>Welcome to QualitySoft Contact List!</text:p>
      <text:p text:style-name="Text_20_body"/>
      <text:p text:style-name="P1">Choose from the following options.</text:p>
      <text:list xml:id="list7847597358153674071" text:style-name="L1">
        <text:list-item>
          <text:p text:style-name="P4">Add Contact</text:p>
        </text:list-item>
        <text:list-item>
          <text:p text:style-name="P4">Print Contact List</text:p>
        </text:list-item>
        <text:list-item>
          <text:p text:style-name="P4">Retrieve Contact info by Last Name</text:p>
        </text:list-item>
        <text:list-item>
          <text:p text:style-name="P4">Quit</text:p>
        </text:list-item>
      </text:list>
      <text:p text:style-name="Text_20_body"/>
      <text:p text:style-name="P1">Your choice: 2</text:p>
      <text:p text:style-name="P1"/>
      <text:p text:style-name="P1">There are no Contacts in <text:s/>your list. Please add Contacts by choosing option 1. </text:p>
      <text:p text:style-name="Text_20_body"/>
      <text:p text:style-name="P1">Choose from the following options.</text:p>
      <text:list xml:id="list5725581321240601416" text:style-name="L11">
        <text:list-item>
          <text:p text:style-name="P18">Add Contact</text:p>
        </text:list-item>
        <text:list-item>
          <text:p text:style-name="P14">Print Contact List</text:p>
        </text:list-item>
        <text:list-item>
          <text:p text:style-name="P14">Retrieve Contact info by Last Name</text:p>
        </text:list-item>
        <text:list-item>
          <text:p text:style-name="P14">Quit</text:p>
        </text:list-item>
      </text:list>
      <text:p text:style-name="P10"/>
      <text:p text:style-name="P1">Your choice: 1</text:p>
      <text:p text:style-name="Text_20_body"/>
      <text:p text:style-name="P1">You picked 1. Add Contact. (press ! to cancel adding Contact)</text:p>
      <text:p text:style-name="Text_20_body"/>
      <text:p text:style-name="P1">Last Name: </text:p>
      <text:p text:style-name="P1">New contact requires a Last Name. Please enter a Last Name: Lo</text:p>
      <text:p text:style-name="P1">First Name: Shu</text:p>
      <text:p text:style-name="P1">Address Line 1: 1234 First St.</text:p>
      <text:p text:style-name="P1">Address Line 2: #1</text:p>
      <text:p text:style-name="P1">City: San Jose</text:p>
      <text:p text:style-name="P1">State: CA</text:p>
      <text:p text:style-name="P1">Zip: 95125</text:p>
      <text:p text:style-name="P1">email: shulo.com</text:p>
      <text:p text:style-name="P2"><text:span text:style-name="T1">Please enter valid email: </text:span><text:a xlink:type="simple" xlink:href="mailto:shulo@home.com">shu@home.com</text:a></text:p>
      <text:p text:style-name="P1">Phone: 408123</text:p>
      <text:p text:style-name="P1">Please enter valid Phone: 4081234567</text:p>
      <text:p text:style-name="P1">Note: CS 1A, Java -Winter 2016</text:p>
      <text:p text:style-name="Text_20_body"/>
      <text:p text:style-name="P1">Choose from the following options.</text:p>
      <text:list xml:id="list7814225353702310104" text:style-name="L2">
        <text:list-item>
          <text:p text:style-name="P5">Add Contact</text:p>
        </text:list-item>
        <text:list-item>
          <text:p text:style-name="P5">Print Contact List</text:p>
        </text:list-item>
        <text:list-item>
          <text:p text:style-name="P5">Retrieve Contact info by Last Name</text:p>
        </text:list-item>
        <text:list-item>
          <text:p text:style-name="P5">Quit</text:p>
        </text:list-item>
      </text:list>
      <text:p text:style-name="Text_20_body"/>
      <text:p text:style-name="P1">Your choice: 1</text:p>
      <text:p text:style-name="Text_20_body"/>
      <text:p text:style-name="P1">Last Name: Kim</text:p>
      <text:p text:style-name="P1">First Name: </text:p>
      <text:p text:style-name="P1">New contact requires a first name. Please enter a First Name: Namjun</text:p>
      <text:p text:style-name="P1">Address Line 1: 1234 Second St.</text:p>
      <text:p text:style-name="P1">Address Line 2: #1</text:p>
      <text:p text:style-name="P1">City: San Jose</text:p>
      <text:p text:style-name="P1">State: CA</text:p>
      <text:p text:style-name="P1">Zip: 95126</text:p>
      <text:p text:style-name="P1">email: Namjun@home.com</text:p>
      <text:p text:style-name="P1">Phone: 4081230987</text:p>
      <text:p text:style-name="P1">Note: CS 1A, Java -Winter 2016</text:p>
      <text:p text:style-name="Text_20_body"/>
      <text:p text:style-name="P1">Choose from the following options.</text:p>
      <text:list xml:id="list7770454853404368888" text:style-name="L3">
        <text:list-item>
          <text:p text:style-name="P6">Add Contact</text:p>
        </text:list-item>
        <text:list-item>
          <text:p text:style-name="P6">Print Contact List</text:p>
        </text:list-item>
        <text:list-item>
          <text:p text:style-name="P6">Retrieve Contact info by Last Name</text:p>
        </text:list-item>
        <text:list-item>
          <text:p text:style-name="P6">Quit</text:p>
        </text:list-item>
      </text:list>
      <text:p text:style-name="Text_20_body"/>
      <text:p text:style-name="P1">Your choice: 1</text:p>
      <text:p text:style-name="Text_20_body"/>
      <text:p text:style-name="P1">Last Name: Jayasinha</text:p>
      <text:p text:style-name="P1">First Name: Kushlani</text:p>
      <text:p text:style-name="P1">Address Line 1: 1234 Third St.</text:p>
      <text:p text:style-name="P1">Address Line 2: #1</text:p>
      <text:p text:style-name="P1">City: San Jose</text:p>
      <text:p text:style-name="P1">State: CA</text:p>
      <text:p text:style-name="P1">Zip: 95128</text:p>
      <text:p text:style-name="P1">email: Kushlani@home.com</text:p>
      <text:p text:style-name="P1">Phone: 4081230000</text:p>
      <text:p text:style-name="P1">Note: CS 1A, Java -Winter 2016</text:p>
      <text:p text:style-name="Text_20_body"/>
      <text:p text:style-name="P1">Choose from the following options.</text:p>
      <text:list xml:id="list2528057530607913266" text:style-name="L4">
        <text:list-item>
          <text:p text:style-name="P11">Add Contact</text:p>
        </text:list-item>
        <text:list-item>
          <text:p text:style-name="P11">Print Contact List</text:p>
        </text:list-item>
        <text:list-item>
          <text:p text:style-name="P11">Retrieve Contact info by Last Name</text:p>
        </text:list-item>
        <text:list-item>
          <text:p text:style-name="P11">Quit</text:p>
        </text:list-item>
      </text:list>
      <text:p text:style-name="Text_20_body"/>
      <text:p text:style-name="P1">Your choice: 1</text:p>
      <text:p text:style-name="Text_20_body"/>
      <text:p text:style-name="P1">Last Name: Lane</text:p>
      <text:p text:style-name="P1">First Name: Chris</text:p>
      <text:p text:style-name="P1">Address Line 1:</text:p>
      <text:p text:style-name="P1">Address Line 2:</text:p>
      <text:p text:style-name="P1">City: San Jose</text:p>
      <text:p text:style-name="P1">State:</text:p>
      <text:p text:style-name="P1">Zip:</text:p>
      <text:p text:style-name="P1">email: Chris@home.com</text:p>
      <text:p text:style-name="P1">Phone:</text:p>
      <text:p text:style-name="P1">Note:</text:p>
      <text:p text:style-name="P1"/>
      <text:p text:style-name="P1">Choose from the following options.</text:p>
      <text:list xml:id="list4740485001984027976" text:style-name="L5">
        <text:list-item>
          <text:p text:style-name="P17">Add Contact</text:p>
        </text:list-item>
        <text:list-item>
          <text:p text:style-name="P17">Print Contact List</text:p>
        </text:list-item>
        <text:list-item>
          <text:p text:style-name="P17">Retrieve Contact info by Last Name</text:p>
        </text:list-item>
        <text:list-item>
          <text:p text:style-name="P17">Quit</text:p>
        </text:list-item>
      </text:list>
      <text:p text:style-name="Text_20_body"/>
      <text:p text:style-name="P1">Your choice: 1</text:p>
      <text:p text:style-name="Text_20_body"/>
      <text:p text:style-name="P1">Last Name: fish</text:p>
      <text:p text:style-name="P1">First Name: swim</text:p>
      <text:p text:style-name="P1">Address Line 1:</text:p>
      <text:p text:style-name="P1">Address Line 2:</text:p>
      <text:p text:style-name="P1">City: San Jose</text:p>
      <text:p text:style-name="P1">State:</text:p>
      <text:p text:style-name="P1">Zip:</text:p>
      <text:p text:style-name="P1">email: swim.fish@ocean.com </text:p>
      <text:p text:style-name="P1">Phone:</text:p>
      <text:p text:style-name="P1">Note:</text:p>
      <text:p text:style-name="Text_20_body"/>
      <text:p text:style-name="P1">Choose from the following options.</text:p>
      <text:list xml:id="list955110955558404791" text:style-name="L6">
        <text:list-item>
          <text:p text:style-name="P7">Add Contact</text:p>
        </text:list-item>
        <text:list-item>
          <text:p text:style-name="P7">Print Contact List</text:p>
        </text:list-item>
        <text:list-item>
          <text:p text:style-name="P7">Retrieve Contact info by Last Name</text:p>
        </text:list-item>
        <text:list-item>
          <text:p text:style-name="P7">Quit</text:p>
        </text:list-item>
      </text:list>
      <text:p text:style-name="Text_20_body"/>
      <text:p text:style-name="P1">Your choice: 2</text:p>
      <text:p text:style-name="Text_20_body"/>
      <text:p text:style-name="P1">Shu Lo</text:p>
      <text:p text:style-name="P1">1234 First St. #1</text:p>
      <text:p text:style-name="P1">San Jose, CA 95125</text:p>
      <text:p text:style-name="P2"><text:span text:style-name="T1">email: </text:span><text:a xlink:type="simple" xlink:href="mailto:Shu@home.com">shu@home.com</text:a></text:p>
      <text:p text:style-name="P1">Phone: (408) 123-4567</text:p>
      <text:p text:style-name="P1">Note: CS 1A, Java -Winter 2016</text:p>
      <text:p text:style-name="Text_20_body"/>
      <text:p text:style-name="P1">Namjun Kim</text:p>
      <text:p text:style-name="P1">1234 Second St. #1</text:p>
      <text:p text:style-name="P1">San Jose, CA 95126</text:p>
      <text:p text:style-name="P2"><text:span text:style-name="T1">email: </text:span><text:a xlink:type="simple" xlink:href="mailto:Namjun@home.com">Namjun@home.com</text:a></text:p>
      <text:p text:style-name="P1">Phone: (408) 123-0987</text:p>
      <text:p text:style-name="P1">Note: CS 1A, Java -Winter 2016</text:p>
      <text:p text:style-name="Text_20_body"/>
      <text:p text:style-name="P1">Kushlani Jayasinha</text:p>
      <text:p text:style-name="P1">1234 Third St. #1</text:p>
      <text:p text:style-name="P1">San Jose, CA 95128</text:p>
      <text:p text:style-name="P2"><text:span text:style-name="T1">email: </text:span><text:a xlink:type="simple" xlink:href="mailto:Kushlani@home.com">Kushlani@home.com</text:a></text:p>
      <text:p text:style-name="P1">Phone: (408) 123-0000</text:p>
      <text:p text:style-name="P1">Note: CS 1A, Java -Winter 2016</text:p>
      <text:p text:style-name="Text_20_body"/>
      <text:p text:style-name="P1">Chris Lane</text:p>
      <text:p text:style-name="P2"><text:span text:style-name="T1">email: </text:span><text:a xlink:type="simple" xlink:href="mailto:Chris@home.com"><text:span text:style-name="T2">Chris@home.com</text:span></text:a></text:p>
      <text:p text:style-name="P19"/>
      <text:p text:style-name="P1">swim fish</text:p>
      <text:p text:style-name="P2"><text:span text:style-name="T1">email: </text:span><text:a xlink:type="simple" xlink:href="mailto:swim.fish@ocean.com">swim.fish@ocean.com</text:a></text:p>
      <text:p text:style-name="P1"/>
      <text:p text:style-name="P1">Choose from the following options.</text:p>
      <text:list xml:id="list6868450309218276010" text:style-name="L7">
        <text:list-item>
          <text:p text:style-name="P12">Add Contact</text:p>
        </text:list-item>
        <text:list-item>
          <text:p text:style-name="P12">Print Contact List</text:p>
        </text:list-item>
        <text:list-item>
          <text:p text:style-name="P12">Retrieve Contact info by Last Name</text:p>
        </text:list-item>
        <text:list-item>
          <text:p text:style-name="P12">Quit</text:p>
        </text:list-item>
      </text:list>
      <text:p text:style-name="Text_20_body"/>
      <text:p text:style-name="P1">Your choice: 1</text:p>
      <text:p text:style-name="Text_20_body"/>
      <text:p text:style-name="P1">Last Name: Xavr</text:p>
      <text:p text:style-name="P1">First Name: Lyon</text:p>
      <text:p text:style-name="P1">Address Line 1: !</text:p>
      <text:p text:style-name="Text_20_body"/>
      <text:p text:style-name="P1">Contact was not added to the list.</text:p>
      <text:p text:style-name="Text_20_body"/>
      <text:p text:style-name="P1">Choose from the following options.</text:p>
      <text:list xml:id="list9123119559946867901" text:style-name="L8">
        <text:list-item>
          <text:p text:style-name="P8">Add Contact</text:p>
        </text:list-item>
        <text:list-item>
          <text:p text:style-name="P8">Print Contact List</text:p>
        </text:list-item>
        <text:list-item>
          <text:p text:style-name="P8">Retrieve Contact info by Last Name</text:p>
        </text:list-item>
        <text:list-item>
          <text:p text:style-name="P8">Quit</text:p>
        </text:list-item>
      </text:list>
      <text:p text:style-name="Text_20_body"/>
      <text:p text:style-name="P1">Your choice: 3</text:p>
      <text:p text:style-name="Text_20_body"/>
      <text:p text:style-name="P1">Last Name: Kim</text:p>
      <text:p text:style-name="Text_20_body"/>
      <text:p text:style-name="P1">Namjun Kim</text:p>
      <text:p text:style-name="P1">1234 Second St. #1</text:p>
      <text:p text:style-name="P1">San Jose, CA 95126</text:p>
      <text:p text:style-name="P2"><text:span text:style-name="T1">email: </text:span><text:a xlink:type="simple" xlink:href="mailto:Namjun@home.com">Namjun@home.com</text:a></text:p>
      <text:p text:style-name="P1">Phone: (408) 123-0987</text:p>
      <text:p text:style-name="P1">Note: CS 1A, Java -Winter 2016</text:p>
      <text:p text:style-name="Text_20_body"/>
      <text:p text:style-name="P1">Choose from the following options.</text:p>
      <text:list xml:id="list5575632878008390240" text:style-name="L9">
        <text:list-item>
          <text:p text:style-name="P9">Add Contact</text:p>
        </text:list-item>
        <text:list-item>
          <text:p text:style-name="P9">Print Contact List</text:p>
        </text:list-item>
        <text:list-item>
          <text:p text:style-name="P9">Retrieve Contact info by Last Name</text:p>
        </text:list-item>
        <text:list-item>
          <text:p text:style-name="P9">Quit</text:p>
        </text:list-item>
      </text:list>
      <text:p text:style-name="Text_20_body"/>
      <text:p text:style-name="P1">Your choice: 4</text:p>
      <text:p text:style-name="Text_20_body"/>
      <text:p text:style-name="P1">Saving the Contact List...</text:p>
      <text:p text:style-name="P1">Goodbye!</text:p>
      <text:p text:style-name="Text_20_body"/>
      <text:p text:style-name="P1">Welcome to QualitySoft Contact List!</text:p>
      <text:p text:style-name="Text_20_body"/>
      <text:p text:style-name="P1">You have 5 people in your Contact List!</text:p>
      <text:p text:style-name="Text_20_body"/>
      <text:p text:style-name="P1">Choose from the following options.</text:p>
      <text:list xml:id="list7130386195644580846" text:style-name="L10">
        <text:list-item>
          <text:p text:style-name="P13">Add Contact</text:p>
        </text:list-item>
        <text:list-item>
          <text:p text:style-name="P13">Print Contact List</text:p>
        </text:list-item>
        <text:list-item>
          <text:p text:style-name="P13">Retrieve Contact info by Last Name</text:p>
        </text:list-item>
        <text:list-item>
          <text:p text:style-name="P13">Quit</text:p>
        </text:list-item>
      </text:list>
      <text:p text:style-name="Text_20_body"/>
      <text:p text:style-name="P1">Your choice: 4</text:p>
      <text:p text:style-name="P2"><text:span text:style-name="T1"><text:s/></text:span></text:p>
      <text:p text:style-name="P2"><text:span text:style-name="T1">Saving the Contact List...</text:span></text:p>
      <text:p text:style-name="P1">Goodbye!</text:p>
      <text:p text:style-name="P3"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4T16:31:34.36</meta:creation-date>
    <dc:date>2016-03-11T07:51:15.99</dc:date>
    <dc:creator>Kuxhlani Jayasinya</dc:creator>
    <meta:editing-duration>PT18H31M42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64" meta:word-count="602" meta:character-count="3299"/>
  </office:meta>
</office:document-meta>
</file>